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71cm" style:rel-column-width="1514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1cm" style:rel-column-width="811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able_20_Contents">
      <style:text-properties fo:background-color="#00ff00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style:style style:name="T10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5">AF1.1</text:p>
          </table:table-cell>
          <table:table-cell table:style-name="Tabell2.A2" office:value-type="string">
            <text:p text:style-name="P5">[1.0]Starta spel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5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2</text:p>
          </table:table-cell>
          <table:table-cell table:style-name="Tabell2.A4" office:value-type="string">
            <text:list xml:id="list67037610985625121" text:style-name="L1">
              <text:list-header>
                <text:p text:style-name="P13">[1.0]Lägg till data 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3551289" text:continue-numbering="true" text:style-name="L1">
              <text:list-header>
                <text:p text:style-name="P13">Karaktärernas namn syns nu vid intervjuer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3558049" text:continue-numbering="true" text:style-name="L1">
              <text:list-header>
                <text:p text:style-name="P13">Kan inte "Accuse"/prata med "Victim" + markerat vem som är "Victim"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3534775" text:continue-numbering="true" text:style-name="L1">
              <text:list-header>
                <text:p text:style-name="P13">ToolTip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Xh?</text:p>
          </table:table-cell>
          <table:table-cell table:style-name="Tabell2.F5" office:value-type="string">
            <text:p text:style-name="Table_20_Contents">2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3552264" text:continue-numbering="true" text:style-name="L1">
              <text:list-header>
                <text:p text:style-name="P13">Namn ska tilldelas till rollerna 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3h</text:p>
          </table:table-cell>
          <table:table-cell table:style-name="Tabell2.F5" office:value-type="string">
            <text:p text:style-name="Table_20_Contents">3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3562248" text:continue-numbering="true" text:style-name="L1">
              <text:list-header>
                <text:p text:style-name="P13">Uppdatera grafik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2">-Klart, men vissa marginaler behöver fixas till, samt positionering i rummen behöver anpassas/ändras..<text:line-break/><text:tab/>-Garderoberna i alla rum behöver fixas<text:line-break/><text:tab/>-Ledtrådarna i vissa rum behöver ompositionera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3546654" text:continue-numbering="true" text:style-name="L1">
              <text:list-header>
                <text:p text:style-name="P13">Intervjua karaktärer (Missat krav..)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3h</text:p>
          </table:table-cell>
        </table:table-row>
        <table:table-row>
          <table:table-cell table:style-name="Tabell2.F4" table:number-columns-spanned="6" office:value-type="string">
            <text:p text:style-name="P3">Detta är ett "missat krav", men den är halvt klar. <text:line-break/>Detta är vad som saknas på "intervju" funktionen.<text:line-break/>-Karaktärer ska synas att de finns i olika rum (toolbar med Ansikten)</text:p>
            <text:p text:style-name="P3">-När ett ansikte trycks på så ska man komma till en dialog med den karaktär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AF1.7</text:p>
          </table:table-cell>
          <table:table-cell table:style-name="Tabell2.A5" office:value-type="string">
            <text:list xml:id="list43551445" text:continue-numbering="true" text:style-name="L1">
              <text:list-header>
                <text:p text:style-name="P13">[1.0] Anklaga mördaren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4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12"><text:span text:style-name="T4">-check-Bygga en ruta som innehåller knappar till karaktärerna man kan gissa på.</text:span><text:line-break/><text:tab/><text:span text:style-name="T4">-Check-Göra rutorna klickbara</text:span><text:line-break/><text:tab/><text:span text:style-name="T4">-Check-När man trycker på en ruta ska en förstorning på karaktären synas och en bekräfta </text:span><text:span text:style-name="T10"><text:tab/></text:span><text:span text:style-name="T4">knapp <text:tab/>ska snyas..</text:span></text:p>
            <text:p text:style-name="P12"><text:tab/><text:tab/><text:span text:style-name="T4">-CHECK-Beroende på om man tryckt på mördaren ska man:<text:line-break/></text:span><text:span text:style-name="T10"><text:tab/><text:tab/><text:tab/></text:span><text:span text:style-name="T4">-A. (Mördaren är tryckt på): Vinna spelet<text:line-break/></text:span><text:span text:style-name="T10"><text:tab/><text:tab/><text:tab/></text:span><text:span text:style-name="T4">-B. (Mördaren är ej tryckt på): Förlorar spelet</text:span><text:line-break/><text:tab/><text:tab/></text:p>
            <text:p text:style-name="P14"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8</text:p>
          </table:table-cell>
          <table:table-cell table:style-name="Tabell2.A4" office:value-type="string">
            <text:list xml:id="list43545149" text:continue-numbering="true" text:style-name="L1">
              <text:list-header>
                <text:p text:style-name="P13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3549453" text:continue-numbering="true" text:style-name="L1">
              <text:list-header>
                <text:p text:style-name="P8">-CHECK-Spelaren ska starta med en pot spelpoäng<text:line-break/><text:line-break/><text:soft-page-break/>-CHECK-Poängen ska synas i hudden</text:p>
                <text:p text:style-name="P13"><text:line-break/><text:span text:style-name="T4">-Check-Poängen ska dras av när spelaren gör saker.</text:span></text:p>
                <text:p text:style-name="P13"/>
                <text:p text:style-name="P13">-När poängen kommer ner till noll (slås över från antingen 1 till ett värde mindre än 1) ska spelet avslutas och spelaren har förlorat.<text:line-break/><text:tab/>-En skärm ska visas som säger att man har avslutat spelet, val ska kunna göras om man vill <text:line-break/><text:tab/>starta om eller återgå till menyn.</text:p>
                <text:p text:style-name="P15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3">AF1.9</text:p>
          </table:table-cell>
          <table:table-cell table:style-name="Tabell2.A5" office:value-type="string">
            <text:list xml:id="list43534970" text:continue-numbering="true" text:style-name="L1">
              <text:list-header>
                <text:p text:style-name="P17">[1.0]<text:span text:style-name="T8">Spelaren kan "rota"</text:span></text:p>
              </text:list-header>
            </text:list>
          </table:table-cell>
          <table:table-cell table:style-name="Tabell2.A5" office:value-type="string">
            <text:p text:style-name="P11">KLAR</text:p>
          </table:table-cell>
          <table:table-cell table:style-name="Tabell2.A5" office:value-type="string">
            <text:p text:style-name="P11">5h</text:p>
          </table:table-cell>
          <table:table-cell table:style-name="Tabell2.A5" office:value-type="string">
            <text:p text:style-name="P11">7h</text:p>
          </table:table-cell>
          <table:table-cell table:style-name="Tabell2.F5" office:value-type="string">
            <text:p text:style-name="P11"/>
          </table:table-cell>
        </table:table-row>
        <table:table-row>
          <table:table-cell table:style-name="Tabell2.F4" table:number-columns-spanned="6" office:value-type="string">
            <text:p text:style-name="P14"><text:span text:style-name="T4">-CHECK-Containrar ska bli klickbara.</text:span><text:line-break/><text:line-break/><text:span text:style-name="T4">-CHECK-Vid tryck på container ska Funktion öppnas som visar GameCards i containern! <text:line-break/><text:tab/>-CHECK-Bygg ruta som innehåller Knappar<text:line-break/><text:line-break/>-CHECK-Kort kan nu <text:s/>väljas och skickas till blippFunktione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4 +1.4.2</text:p>
          </table:table-cell>
          <table:table-cell table:style-name="Tabell2.A4" office:value-type="string">
            <text:list xml:id="list43538902" text:continue-numbering="true" text:style-name="L1">
              <text:list-header>
                <text:p text:style-name="P13">[1.0] <text:span text:style-name="T8">Anteckna</text:span></text:p>
              </text:list-header>
            </text:list>
            <text:p text:style-name="P14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3565399" text:continue-numbering="true" text:style-name="L1">
              <text:list-header>
                <text:p text:style-name="P15">-Kunna öppna en ruta att skriva i </text:p>
                <text:p text:style-name="P15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Data</text:p>
          </table:table-cell>
          <table:table-cell table:style-name="Tabell2.A5" office:value-type="string">
            <text:list xml:id="list43562699" text:continue-numbering="true" text:style-name="L1">
              <text:list-header>
                <text:p text:style-name="P13">Ladda in den nya grafiken</text:p>
              </text:list-header>
            </text:list>
          </table:table-cell>
          <table:table-cell table:style-name="Tabell2.A5" office:value-type="string">
            <text:p text:style-name="Table_20_Contents">KLAR!</text:p>
          </table:table-cell>
          <table:table-cell table:style-name="Tabell2.A5" office:value-type="string">
            <text:p text:style-name="Table_20_Contents">1h</text:p>
          </table:table-cell>
          <table:table-cell table:style-name="Tabell2.A5" office:value-type="string">
            <text:p text:style-name="Table_20_Contents">1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2">Buggar</text:p>
          </table:table-cell>
          <table:table-cell table:style-name="Tabell2.A4" office:value-type="string">
            <text:list xml:id="list43535487" text:continue-numbering="true" text:style-name="L1">
              <text:list-header>
                <text:p text:style-name="P13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6.5h</text:p>
          </table:table-cell>
        </table:table-row>
        <table:table-row>
          <table:table-cell table:style-name="Tabell2.F4" table:number-columns-spanned="6" office:value-type="string">
            <text:list xml:id="list43547496" text:continue-numbering="true" text:style-name="L1">
              <text:list-header>
                <text:p text:style-name="P21">-Check-Se till att knappar blir inaktiverade/aktiverade när dem ska bli.</text:p>
                <text:p text:style-name="P13"><text:line-break/><text:span text:style-name="T4">-CHECK-färger/textstorlek/font ska vara rätt vid alla dialoger..</text:span></text:p>
                <text:p text:style-name="P17"/>
                <text:p text:style-name="P17">-Check- se till att bakgrunder blir nedgråade när man kommer till till intervjuer/blippbox..</text:p>
                <text:p text:style-name="P17"/>
                <text:p text:style-name="P13"><text:span text:style-name="T4">-Check-Fixat marginaler etc på BlippBoxen..</text:span><text:line-break/></text:p>
                <text:p text:style-name="P19">-Lägg in den nya (slutgiltiga) grafiken * <text:span text:style-name="T4">Typ klar<text:line-break/></text:span></text:p>
                <text:p text:style-name="P17">KLAR-Bytt ut knappar,</text:p>
                <text:p text:style-name="P19"><text:span text:style-name="T4">KLAR- Blockat vissa knappar när vissa komponenter är aktiva<text:line-break/></text:span><text:soft-page-break/><text:span text:style-name="T4">KLAR-Tidspoäng tas nu bort som de ska </text:span><text:line-break/><text:line-break/><text:span text:style-name="T4">-CHECK-Fixa storlekar på karaktärer så att de har rätt propotioner..</text:span></text:p>
              </text:list-header>
            </text:list>
            <text:p text:style-name="P18"/>
            <text:p text:style-name="P16">-CHECk-Fixat buggig back-knapp </text:p>
            <text:list xml:id="list43542546" text:continue-numbering="true" text:style-name="L1">
              <text:list-header>
                <text:p text:style-name="P13"/>
                <text:p text:style-name="P13">-All data ska rensas när spelplanen läggs ner, alternativt sparas och laddas in igen om det finns en session som inte är äldre än 10 min(?)</text:p>
              </text:list-header>
            </text:list>
            <text:p text:style-name="P12"/>
            <text:p text:style-name="P12">-Byta ordning på hur data läses in BuildRomFunktionen, Hudden ska läsas in Sist..</text:p>
            <text:p text:style-name="P12"/>
            <text:p text:style-name="P20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13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41h</text:p>
            <text:p text:style-name="Table_20_Contents">(141h+13h = <text:line-break/>154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54h = 86h</text:p>
          </table:table-cell>
          <table:covered-table-cell/>
        </table:table-row>
      </table:table>
      <text:p text:style-name="P4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43555220" text:continue-numbering="true" text:style-name="L1">
              <text:list-header>
                <text:p text:style-name="P1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3561857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3539361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3564548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3553092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3534400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3544910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3559827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3564590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3539727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3543431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3544900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8DT7H57M16S</meta:editing-duration>
    <meta:editing-cycles>163</meta:editing-cycles>
    <meta:generator>OpenOffice.org/3.4.1$Win32 OpenOffice.org_project/341m1$Build-9593</meta:generator>
    <dc:date>2014-05-25T23:39:37.43</dc:date>
    <meta:document-statistic meta:table-count="2" meta:image-count="0" meta:object-count="0" meta:page-count="5" meta:paragraph-count="179" meta:word-count="1104" meta:character-count="6449"/>
    <meta:user-defined meta:name="Info 1"/>
    <meta:user-defined meta:name="Info 2"/>
    <meta:user-defined meta:name="Info 3"/>
    <meta:user-defined meta:name="Info 4"/>
  </office:meta>
</office:document-meta>
</file>